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8" text:continue-numbering="true">
        <text:list-item>
          <text:p text:style-name="P2">Fenetre de temps de livraison pour chaque objet (possibilité d’attendre sur place)</text:p>
        </text:list-item>
        <text:list-item>
          <text:p text:style-name="P3">Un nombre de camions dispo en meme temps en 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4" text:continue-numbering="true">
        <text:list-item>
          <text:p text:style-name="P4">Dataset utilisés :</text:p>
        </text:list-item>
      </text:list>
      <text:list text:style-name="LFO2"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4" text:continue-numbering="true">
        <text:list-item>
          <text:p text:style-name="P8">Code Python algorithme</text:p>
        </text:list-item>
        <text:list-item>
          <text:p text:style-name="P9">Code génération étude expérimentale :</text:p>
        </text:list-item>
      </text:list>
      <text:list text:style-name="LFO5"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 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7"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soft-page-break/>
      <text:p text:style-name="Normal">Etude statistiques comportement avec les data sets générés aléatoirement<text:s/>ou issus de recherche scientifique</text:p>
      <text:list text:style-name="LFO7" text:continue-numbering="true">
        <text:list-item>
          <text:p text:style-name="P21">Statistiques 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Wingdings"/>
      </text:list-level-style-bullet>
      <text:list-level-style-bullet text:level="2" text:style-name="WW_CharLFO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6-28T13:20:00Z</dc:date>
    <meta:template xlink:href="Normal" xlink:type="simple"/>
    <meta:editing-cycles>7</meta:editing-cycles>
    <meta:editing-duration>PT1740S</meta:editing-duration>
    <meta:document-statistic meta:page-count="2" meta:paragraph-count="3" meta:word-count="244" meta:character-count="1586" meta:row-count="11" meta:non-whitespace-character-count="1345"/>
  </office:meta>
</office:document-meta>
</file>